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Noto Naskh Arabic" svg:font-family="'Noto Naskh Arabic'" style:font-family-generic="system" style:font-pitch="variable"/>
    <style:font-face style:name="Roboto" svg:font-family="Roboto" style:font-family-generic="system" style:font-pitch="variable"/>
  </office:font-face-decls>
  <office:automatic-styles>
    <style:style style:name="P1" style:family="paragraph" style:parent-style-name="Footnote">
      <style:text-properties fo:font-style="italic" officeooo:paragraph-rsid="001d7567"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4" style:family="paragraph" style:parent-style-name="Standard">
      <style:paragraph-properties fo:text-align="center" style:justify-single-word="false"/>
      <style:text-properties fo:font-size="40pt" style:font-size-asian="35pt" style:font-size-complex="40pt"/>
    </style:style>
    <style:style style:name="P5"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6" style:family="paragraph" style:parent-style-name="Standard">
      <style:paragraph-properties fo:text-align="center" style:justify-single-word="false" fo:break-before="page"/>
      <style:text-properties fo:font-size="40pt" fo:font-weight="bold" style:font-size-asian="35pt" style:font-weight-asian="bold" style:font-size-complex="40pt" style:font-weight-complex="bold"/>
    </style:style>
    <style:style style:name="P7" style:family="paragraph" style:parent-style-name="Standard">
      <style:paragraph-properties fo:text-align="center" style:justify-single-word="false"/>
      <style:text-properties fo:font-size="40pt" fo:font-weight="bold" officeooo:paragraph-rsid="0042fa34" style:font-size-asian="35pt" style:font-weight-asian="bold" style:font-size-complex="40pt" style:font-weight-complex="bold"/>
    </style:style>
    <style:style style:name="P8" style:family="paragraph" style:parent-style-name="Standard">
      <style:paragraph-properties fo:text-align="center" style:justify-single-word="false" fo:break-before="page"/>
      <style:text-properties fo:font-size="40pt" fo:font-weight="bold" officeooo:paragraph-rsid="0042fa34" style:font-size-asian="35pt" style:font-weight-asian="bold" style:font-size-complex="40pt" style:font-weight-complex="bold"/>
    </style:style>
    <style:style style:name="P9" style:family="paragraph" style:parent-style-name="Standard">
      <style:paragraph-properties fo:text-align="center" style:justify-single-word="false" fo:break-before="page"/>
      <style:text-properties fo:font-size="40pt" fo:font-style="normal" fo:font-weight="bold" officeooo:paragraph-rsid="0042fa34" style:font-size-asian="35pt" style:font-style-asian="normal" style:font-weight-asian="bold" style:font-size-complex="40pt" style:font-style-complex="normal" style:font-weight-complex="bold"/>
    </style:style>
    <style:style style:name="P10" style:family="paragraph" style:parent-style-name="Standard">
      <style:paragraph-properties fo:text-align="center" style:justify-single-word="false"/>
      <style:text-properties fo:font-size="40pt" fo:font-style="normal" fo:font-weight="bold" officeooo:paragraph-rsid="0042fa34" style:font-size-asian="35pt" style:font-style-asian="normal" style:font-weight-asian="bold" style:font-size-complex="40pt" style:font-style-complex="normal" style:font-weight-complex="bold"/>
    </style:style>
    <style:style style:name="P11" style:family="paragraph" style:parent-style-name="Standard">
      <style:paragraph-properties fo:text-align="center" style:justify-single-word="false"/>
      <style:text-properties fo:font-size="32pt" style:font-size-asian="28pt" style:font-size-complex="32pt"/>
    </style:style>
    <style:style style:name="P12" style:family="paragraph" style:parent-style-name="Standard">
      <style:paragraph-properties fo:text-align="center" style:justify-single-word="false"/>
      <style:text-properties fo:font-size="36pt" style:font-size-asian="31.5pt" style:font-size-complex="36pt"/>
    </style:style>
    <style:style style:name="P13" style:family="paragraph" style:parent-style-name="Standard">
      <style:paragraph-properties fo:text-align="end" style:justify-single-word="false"/>
      <style:text-properties fo:font-size="24pt" fo:font-weight="bold" officeooo:paragraph-rsid="0042fa34" style:font-size-asian="21pt" style:font-weight-asian="bold" style:font-size-complex="24pt" style:font-weight-complex="bold"/>
    </style:style>
    <style:style style:name="P14" style:family="paragraph" style:parent-style-name="Standard">
      <style:paragraph-properties fo:text-align="start" style:justify-single-word="false"/>
      <style:text-properties fo:font-size="24pt" fo:font-weight="bold" style:font-size-asian="21pt" style:font-weight-asian="bold" style:font-size-complex="24pt" style:font-weight-complex="bold"/>
    </style:style>
    <style:style style:name="P15"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16" style:family="paragraph" style:parent-style-name="Standard">
      <style:paragraph-properties fo:text-align="start" style:justify-single-word="false"/>
      <style:text-properties fo:font-size="24pt" fo:font-weight="normal" officeooo:paragraph-rsid="0042fa34" style:font-size-asian="21pt" style:font-weight-asian="normal" style:font-size-complex="24pt" style:font-weight-complex="normal"/>
    </style:style>
    <style:style style:name="P17" style:family="paragraph" style:parent-style-name="Standard">
      <style:paragraph-properties fo:text-align="start" style:justify-single-word="false" fo:break-before="page"/>
      <style:text-properties fo:font-size="24pt" fo:font-weight="normal" officeooo:paragraph-rsid="0042fa34" style:font-size-asian="21pt" style:font-weight-asian="normal" style:font-size-complex="24pt" style:font-weight-complex="normal"/>
    </style:style>
    <style:style style:name="P18" style:family="paragraph" style:parent-style-name="Standard">
      <style:paragraph-properties fo:text-align="end" style:justify-single-word="false"/>
      <style:text-properties fo:font-size="24pt" fo:font-weight="normal" officeooo:paragraph-rsid="0042fa34" style:font-size-asian="21pt" style:font-weight-asian="normal" style:font-size-complex="24pt" style:font-weight-complex="normal"/>
    </style:style>
    <style:style style:name="P19" style:family="paragraph" style:parent-style-name="Standard">
      <style:paragraph-properties fo:text-align="center" style:justify-single-word="false"/>
      <style:text-properties fo:font-size="24pt" fo:font-style="italic" fo:font-weight="normal" officeooo:paragraph-rsid="0042fa34" style:font-size-asian="21pt" style:font-style-asian="italic" style:font-weight-asian="normal" style:font-size-complex="24pt" style:font-style-complex="italic" style:font-weight-complex="normal"/>
    </style:style>
    <style:style style:name="P20" style:family="paragraph" style:parent-style-name="Footnote">
      <style:text-properties fo:font-style="italic" style:font-style-asian="italic" style:font-style-complex="italic"/>
    </style:style>
    <style:style style:name="P21" style:family="paragraph" style:parent-style-name="Standard">
      <style:paragraph-properties fo:text-align="center" style:justify-single-word="false"/>
      <style:text-properties fo:font-size="88pt" style:font-size-asian="88pt" style:font-size-complex="8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MY PORTFOLIO</text:p>
      <text:p text:style-name="P3"/>
      <text:p text:style-name="P4"/>
      <text:p text:style-name="P4">Culminating Activity(GAS) Grade 12</text:p>
      <text:p text:style-name="P4"/>
      <text:p text:style-name="P4"/>
      <text:p text:style-name="P4"/>
      <text:p text:style-name="P4"/>
      <text:p text:style-name="P11"/>
      <text:p text:style-name="P11"/>
      <text:p text:style-name="P11"/>
      <text:p text:style-name="P11">Created by</text:p>
      <text:p text:style-name="P12">Renzter A. Arizala</text:p>
      <text:p text:style-name="P5"><text:soft-page-break/>TABLE OF CONTENT</text:p>
      <text:p text:style-name="P5"/>
      <text:p text:style-name="P15"/>
      <text:p text:style-name="P15">Aknowledgement ............................................. 2</text:p>
      <text:p text:style-name="P15"/>
      <text:p text:style-name="P15">Dedication ........................................................ 3</text:p>
      <text:p text:style-name="P15"/>
      <text:p text:style-name="P15">Introduction ...................................................... 5</text:p>
      <text:p text:style-name="P15"/>
      <text:p text:style-name="P15">Process with MOV’s ........................................ 6</text:p>
      <text:p text:style-name="P15"/>
      <text:p text:style-name="P15">Final Output ..................................................... 7</text:p>
      <text:p text:style-name="P15"/>
      <text:p text:style-name="P15">Reflection ......................................................... 8<text:note text:id="ftn1" text:note-class="footnote"><text:note-citation>1</text:note-citation><text:note-body><text:p text:style-name="P1">Table of Content - <text:span text:style-name="T1">My Portfolio</text:span></text:p></text:note-body></text:note></text:p>
      <text:p text:style-name="P6">AKNOWLEDGEMENT</text:p>
      <text:p text:style-name="P5"/>
      <text:p text:style-name="P14"><text:s text:c="5"/><text:span text:style-name="T2">To all readers of this culminating activity I am so blessed that I am getting finished this journey that have an another adventure toward to the better future, I am so thankful that my parents, friends and my very sincerely love one continuing to support me to finish my studies also to my beloved teachers accepted me as a student of the school. and I am very thankful to all of the teachers sacrifice their time and effort to bridge us towards a better future and became successful in our profession that we got.</text:span></text:p>
      <text:p text:style-name="P15"/>
      <text:p text:style-name="P15"><text:s text:c="5"/>Because of the sacrifices their life for us we striving hard for studies and having a decent job and will exchange you back that how much the cost of your life and time for us to raised as a good son/daughter so if I'm a job I'm taking the responsibility to help you also supporting my younger siblings.<text:note text:id="ftn2" text:note-class="footnote"><text:note-citation>2</text:note-citation><text:note-body><text:p text:style-name="P2">Aknowledgement - <text:span text:style-name="T1">My Portfolio</text:span></text:p></text:note-body></text:note></text:p>
      <text:p text:style-name="P8">DEDICATION</text:p>
      <text:p text:style-name="P7"/>
      <text:p text:style-name="P13"/>
      <text:p text:style-name="P18">May 14, 2022</text:p>
      <text:p text:style-name="P18"/>
      <text:p text:style-name="P18"/>
      <text:p text:style-name="P16">Dear Parents, Friends &amp; My Special Love One,</text:p>
      <text:p text:style-name="P16"/>
      <text:p text:style-name="P18"/>
      <text:p text:style-name="P16"><text:s text:c="5"/>I am so blessed that you're here in my life that brings happiness, hope, joy and wonderful life. You're always been there for me when I'm have a problem you always give me and advice and to comfort me to ease out the problem.</text:p>
      <text:p text:style-name="P16"><text:s text:c="5"/></text:p>
      <text:p text:style-name="P16"><text:s text:c="5"/>I'm so very thankful to all of you that you're always support me whenever I had. I thought this is the luckiest wealth entire of my life.</text:p>
      <text:p text:style-name="P16"/>
      <text:p text:style-name="P16"><text:s text:c="5"/>To my parents I'm so very thankful that you taking care of me, feeding of me, spending a lot and time and effort to finish my studies to become one of the successful profession that I get and raising on me as a good daughter and I will exchange all you're sacrifices that you had.</text:p>
      <text:p text:style-name="P16"/>
      <text:p text:style-name="P16"><text:s text:c="4"/>To my friends thank you that you're always here to support me and and to comfort me whatever I had problem you're always been my side.<text:note text:id="ftn3" text:note-class="footnote"><text:note-citation>3</text:note-citation><text:note-body><text:p text:style-name="P2">Dedication - <text:span text:style-name="T1">My Portfolio</text:span></text:p></text:note-body></text:note></text:p>
      <text:p text:style-name="P17"><text:s text:c="5"/>To my most handsome and beloved prince thank you for you that you entered in my life that bring happiness, wonderful life and always been there for my side whenever I go. Thank you for letting ease out of my sadness and you're the reason why I'm so very happy because of you. Thank you very much to been here in my life to continue my journey</text:p>
      <text:p text:style-name="P16"/>
      <text:p text:style-name="P16"/>
      <text:p text:style-name="P18">- Renzter<text:note text:id="ftn4" text:note-class="footnote"><text:note-citation>4</text:note-citation><text:note-body><text:p text:style-name="P2">Dedication - <text:span text:style-name="T1">My Portfolio</text:span></text:p></text:note-body></text:note></text:p>
      <text:p text:style-name="P8">INTRODUCTION</text:p>
      <text:p text:style-name="P16"/>
      <text:p text:style-name="P16"><text:s text:c="5"/>I'm Renzter Arizala I'm 18 years old born on October 2, 2003 and I lived in my hometown Cataiñgan, Masbate. </text:p>
      <text:p text:style-name="P16"/>
      <text:p text:style-name="P16"><text:s text:c="5"/>My hobbies is like to reading, watching, listening to music, eating and cooking. I have a saying that <text:span text:style-name="T3">“If you believe, you can achieve” </text:span><text:span text:style-name="T4">and </text:span><text:span text:style-name="T3">“I'm honest , curious,and deliberate. I'm the fun Friend with too much Free time. Some people like me,and I like some people. I break my rules,but follow most. I have burnt a lot bridges. I'm confident,and then I'm not again. I'm flawed and perfect.”. </text:span><text:span text:style-name="T4">I'm kind of good girl, hardworking, cute, simple, soft hearted and kind of aesthetic person.</text:span><text:span text:style-name="T4"><text:note text:id="ftn5" text:note-class="footnote"><text:note-citation>5</text:note-citation><text:note-body><text:p text:style-name="P2">Introduction - <text:span text:style-name="T1">My Portfolio</text:span></text:p></text:note-body></text:note></text:span></text:p>
      <text:p text:style-name="P9">PROCESS OF MOV’s</text:p>
      <text:p text:style-name="P10"/>
      <text:p text:style-name="P10"/>
      <text:p text:style-name="P10"/>
      <text:p text:style-name="P10"/>
      <text:p text:style-name="P10"/>
      <text:p text:style-name="P10"/>
      <text:p text:style-name="P10"/>
      <text:p text:style-name="P10"/>
      <text:p text:style-name="P19">Put your images here... <text:note text:id="ftn6" text:note-class="footnote"><text:note-citation>6</text:note-citation><text:note-body><text:p text:style-name="P2">Process of MOV’s - <text:span text:style-name="T1">My Portfolio</text:span></text:p></text:note-body></text:note></text:p>
      <text:p text:style-name="P9">FINAL OUTPUT<text:note text:id="ftn7" text:note-class="footnote"><text:note-citation>7</text:note-citation><text:note-body><text:p text:style-name="P2">Final Output - <text:span text:style-name="T1">My Portfolio</text:span></text:p></text:note-body></text:note></text:p>
      <text:p text:style-name="P9">REFLECTION<text:note text:id="ftn0" text:note-class="footnote"><text:note-citation>8</text:note-citation><text:note-body><text:p text:style-name="P2">Reflection - <text:span text:style-name="T1">My Portfolio</text:span></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Noto Naskh Arabic" svg:font-family="'Noto Naskh Arabic'"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Roboto" style:font-size-asian="12pt" style:language-asian="zh" style:country-asian="CN" style:font-name-complex="Noto Naskh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Roboto" style:font-size-asian="12pt" style:language-asian="zh" style:country-asian="CN" style:font-name-complex="Noto Naskh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Collabora_Office/21.06.25.1$Android_AARCH64 LibreOffice_project/e90143624dba</meta:generator>
    <dc:date>2022-05-15T07:15:16.849842551</dc:date>
    <meta:editing-duration>PT1H31M5S</meta:editing-duration>
    <meta:editing-cycles>115</meta:editing-cycles>
    <meta:document-statistic meta:table-count="0" meta:image-count="0" meta:object-count="0" meta:page-count="9" meta:paragraph-count="39" meta:word-count="574" meta:character-count="3456" meta:non-whitespace-character-count="2870"/>
  </office:meta>
</office:document-meta>
</file>